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Algorytm może być zastosowany wtedy kiedy liczba </text:p>
            <text:p text:style-name="P1">nadgodzin jest większa bądź równa liczbie nadgodzin</text:p>
            <text:p text:style-name="P1"><text:s/>bez premii. Następnie kiedy jest to prawdą mnożymy liczbę </text:p>
            <text:p text:style-name="P1">Nadgodzin i stawkę za godzinę dodajemy do tego nadmiar</text:p>
            <text:p text:style-name="P1">Godzin mnożonych przez stawkę <text:s/>plus dodatek. <text:s text:c="2"/>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46:29.5234052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25:27.579114675</dc:date>
    <meta:print-date>2003-03-13T12:37:37</meta:print-date>
    <meta:generator>LibreOffice/6.0.2.1$Linux_X86_64 LibreOffice_project/00m0$Build-1</meta:generator>
    <meta:editing-duration>PT17M44S</meta:editing-duration>
    <meta:editing-cycles>4</meta:editing-cycles>
    <meta:document-statistic meta:table-count="3" meta:cell-count="16" meta:object-count="2"/>
  </office:meta>
</office:document-meta>
</file>